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6289347061319322" text:style-name="L1">
        <text:list-item>
          <text:p text:style-name="P1">What technologies would I be concentrating on initially? Spring, EJB, JSP/Servlets, Web Services, Testing? What versions? </text:p>
        </text:list-item>
        <text:list-item>
          <text:p text:style-name="P1">Are we using EJB 3.0? What version of Spring? Do you deal with many legacy systems?</text:p>
        </text:list-item>
        <text:list-item>
          <text:p text:style-name="P1">Is there a lot of inter system communication? I.e. Does ASFVision pull data from disaprate systems?</text:p>
        </text:list-item>
        <text:list-item>
          <text:p text:style-name="P1">Are these sytems hosting on a cloud or in-house?</text:p>
        </text:list-item>
        <text:list-item>
          <text:p text:style-name="P1">What companies use ASFVision?</text:p>
        </text:list-item>
        <text:list-item>
          <text:p text:style-name="P1">Will I be doing front-end design? How much can I except to do? What are the primary front-end technologies in use?</text:p>
        </text:list-item>
        <text:list-item>
          <text:p text:style-name="P1">Approximately how many lines of is the entire code base?</text:p>
        </text:list-item>
        <text:list-item>
          <text:p text:style-name="P1">What version control systems do you use?</text:p>
        </text:list-item>
        <text:list-item>
          <text:p text:style-name="P1">Are you dealing entirely in Java for business logic?</text:p>
        </text:list-item>
        <text:list-item>
          <text:p text:style-name="P1">Do you use Agile methods? Tell me a little about your methologies? Daily sprint meetings?</text:p>
        </text:list-item>
        <text:list-item>
          <text:p text:style-name="P1">Do we have a dedicated BA? UI/Web Designer? Dedicated testers?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30S</meta:editing-duration>
    <meta:editing-cycles>6</meta:editing-cycles>
    <meta:generator>OpenOffice/4.1.5$Win32 OpenOffice.org_project/415m1$Build-9789</meta:generator>
    <dc:date>2018-05-06T13:53:21.09</dc:date>
    <dc:creator>Ryan Beckett</dc:creator>
    <meta:document-statistic meta:table-count="0" meta:image-count="0" meta:object-count="0" meta:page-count="1" meta:paragraph-count="11" meta:word-count="144" meta:character-count="805"/>
    <meta:user-defined meta:name="Info 1"/>
    <meta:user-defined meta:name="Info 2"/>
    <meta:user-defined meta:name="Info 3"/>
    <meta:user-defined meta:name="Info 4"/>
  </office:meta>
</office:document-meta>
</file>